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c3d6" officeooo:paragraph-rsid="0014c3d6"/>
    </style:style>
    <style:style style:name="P2" style:family="paragraph" style:parent-style-name="Standard">
      <style:paragraph-properties fo:line-height="200%" fo:text-align="start" style:justify-single-word="false"/>
      <style:text-properties officeooo:rsid="0014c3d6" officeooo:paragraph-rsid="0014c3d6"/>
    </style:style>
    <style:style style:name="P3" style:family="paragraph" style:parent-style-name="Header">
      <style:paragraph-properties fo:line-height="200%"/>
      <style:text-properties officeooo:rsid="0014c3d6" officeooo:paragraph-rsid="0014c3d6"/>
    </style:style>
    <style:style style:name="T1" style:family="text">
      <style:text-properties officeooo:rsid="0015d46e"/>
    </style:style>
    <style:style style:name="T2" style:family="text">
      <style:text-properties officeooo:rsid="001774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Assembly</text:p>
      <text:p text:style-name="P2"><text:tab/><text:span text:style-name="T1">Web applications differ from traditional applications in many ways. <text:s/>For example, while a traditional application generally entails an operating system executing code a web application generally entails a web browser processing information from a website. <text:s/>However, one similarity between web applications and traditional applications is that with the introduction of WebAssembly both types of applications are now converted from their original language to assembly code before they run. <text:s/>While traditional assembly code like MIPS or x86 is typically processed on a physical machine, WebAssembly is processed on a virtual machine the same way Java is processed on a virtual machine.</text:span></text:p>
      <text:p text:style-name="P2"><text:tab/><text:span text:style-name="T2">WebAssembly is not intended for direct application development but to standardize an assembly language that web applications are converted to before they run on a virtual machine that should be integrated into every web browser. <text:s/>Although JavaScript remains the dominant language in that niche, Mozilla, the developers of WebAssembly, deny intending WebAssembly as a replacement to JavaScript. <text:s/>Unfortunately, the potential of WebAssembly appears minimal due to the heavily contested niche and the fact that it remains poorly adapted for direct programming; however, the gaming industry has reportedly adopted WebAssembly to some extent due to its superio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14c3d6" officeooo:paragraph-rsid="0014c3d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number:date-style style:name="N10121" number:language="en" number:country="US" number:title="User-defined">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Barnett and Alshehri <text:page-number text:select-page="current">2</text:page-number></text:p>
      </style:header>
      <style:header-first>
        <text:p text:style-name="MP1">Ray Barnett and Ali Alshehri<text:tab/><text:tab/>Barnett and Alshehri <text:page-number text:select-page="current">1</text:page-number></text:p>
        <text:p text:style-name="MP1">Professor Collberg</text:p>
        <text:p text:style-name="MP1">CSC372</text:p>
        <text:p text:style-name="MP1"><text:date style:data-style-name="N10121" text:date-value="2020-04-12T21:29:39.686287092" text:fixed="true">12 April 2020</text:dat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1:17:34.088236366</meta:creation-date>
    <meta:generator>LibreOffice/6.0.7.3$Linux_X86_64 LibreOffice_project/00m0$Build-3</meta:generator>
    <dc:date>2020-04-13T00:15:28.867619955</dc:date>
    <meta:editing-duration>PT2H25M55S</meta:editing-duration>
    <meta:editing-cycles>3</meta:editing-cycles>
    <meta:document-statistic meta:table-count="0" meta:image-count="0" meta:object-count="0" meta:page-count="1" meta:paragraph-count="8" meta:word-count="217" meta:character-count="1477" meta:non-whitespace-character-count="1258"/>
  </office:meta>
</office:document-meta>
</file>